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sults of MC-LORENZ96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KF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C-ENKF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K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C ENKS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19:05:22.984393101</meta:creation-date>
    <dc:date>2020-03-12T19:07:24.172168914</dc:date>
    <meta:editing-duration>PT2M2S</meta:editing-duration>
    <meta:editing-cycles>1</meta:editing-cycles>
    <meta:document-statistic meta:object-count="40"/>
    <meta:generator>LibreOffice/6.2.8.2$Linux_X86_64 LibreOffice_project/20$Build-2</meta:generator>
  </office:meta>
</office:document-meta>
</file>